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01.66pt"/>
    </style:style>
    <style:style style:name="co3" style:family="table-column">
      <style:table-column-properties fo:break-before="auto" style:column-width="123.85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81.69pt"/>
    </style:style>
    <style:style style:name="co7" style:family="table-column">
      <style:table-column-properties fo:break-before="auto" style:column-width="407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undown">
      <style:table-properties table:display="true" style:writing-mode="lr-tb"/>
    </style:style>
    <style:style style:name="ta2" style:family="table" style:master-page-name="PageStyle_5f_Setting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Rundown.E2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Settings.B4">
          <table:error-message table:message-type="stop" table:display="true"/>
        </table:content-validation>
      </table:content-validations>
      <table:table table:name="Rundow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514.4pt" svg:height="26.99pt" svg:x="91.39pt" svg:y="23.24pt" draw:caption-point-x="-11.54pt" draw:caption-point-y="-22.96pt">
              <dc:date>2021-06-09T00:00:00</dc:date>
              <text:p text:style-name="P1">Only for personal reference, not used internally</text:p>
            </office:annotation>
            <text:p>Cue Name</text:p>
          </table:table-cell>
          <table:table-cell table:style-name="ce1" office:value-type="string" calcext:value-type="string">
            <office:annotation draw:style-name="gr2" draw:text-style-name="P2" svg:width="392.88pt" svg:height="58.51pt" svg:x="293.05pt" svg:y="23.24pt" draw:caption-point-x="-11.54pt" draw:caption-point-y="-22.96pt">
              <dc:date>2021-06-09T00:00:00</dc:date>
              <text:p text:style-name="P1">this text is shown below the timer</text:p>
              <text:p text:style-name="P1"/>
              <text:p text:style-name="P1">keep below 50 chars or it will be truncated!</text:p>
            </office:annotation>
            <text:p>Timer-Text</text:p>
          </table:table-cell>
          <table:table-cell table:style-name="ce1" office:value-type="string" calcext:value-type="string">
            <office:annotation draw:style-name="gr2" draw:text-style-name="P2" svg:width="349.2pt" svg:height="58.51pt" svg:x="416.89pt" svg:y="23.24pt" draw:caption-point-x="-11.54pt" draw:caption-point-y="-22.96pt">
              <dc:date>2021-06-09T00:00:00</dc:date>
              <text:p text:style-name="P1">The time and date when the countdown reaches 0.</text:p>
              <text:p text:style-name="P1">Format:</text:p>
              <text:p text:style-name="P1">DD.MM.YYYY HH:MM:SS.s</text:p>
            </office:annotation>
            <text:p>Timer-End-Time</text:p>
          </table:table-cell>
          <table:table-cell table:style-name="ce1" office:value-type="string" calcext:value-type="string">
            <office:annotation draw:style-name="gr2" draw:text-style-name="P2" svg:width="337.29pt" svg:height="58.51pt" svg:x="508.93pt" svg:y="23.24pt" draw:caption-point-x="-11.54pt" draw:caption-point-y="-22.96pt">
              <dc:date>2021-06-09T00:00:00</dc:date>
              <text:p text:style-name="P1">How many seconds of negative time to display after a timer end</text:p>
              <text:p text:style-name="P1"/>
              <text:p text:style-name="P1">No negative values here, please</text:p>
            </office:annotation>
            <text:p>Negative-Overrun</text:p>
          </table:table-cell>
          <table:table-cell table:style-name="ce1" office:value-type="string" calcext:value-type="string">
            <office:annotation draw:style-name="gr2" draw:text-style-name="P2" svg:width="320.6pt" svg:height="58.51pt" svg:x="605.79pt" svg:y="23.24pt" draw:caption-point-x="-11.54pt" draw:caption-point-y="-22.96pt">
              <dc:date>2021-06-09T00:00:00</dc:date>
              <text:p text:style-name="P1">If the current realtime should be shown or not.</text:p>
              <text:p text:style-name="P1">Yes <text:s/>= Show</text:p>
              <text:p text:style-name="P1">No = Hide</text:p>
            </office:annotation>
            <text:p>Show-Current-Time</text:p>
          </table:table-cell>
          <table:table-cell table:style-name="ce6" office:value-type="string" calcext:value-type="string">
            <office:annotation draw:style-name="gr1" draw:text-style-name="P2" svg:width="320.6pt" svg:height="26.99pt" svg:x="685.93pt" svg:y="23.24pt" draw:caption-point-x="-11.54pt" draw:caption-point-y="-22.96pt">
              <dc:date>2021-06-09T00:00:00</dc:date>
              <text:p text:style-name="P1">For which Clock ID this cue should be shown. Comma seperated.</text:p>
            </office:annotation>
            <text:p>Clock-I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1</text:p>
          </table:table-cell>
          <table:table-cell table:style-name="ce1" office:value-type="string" calcext:value-type="string">
            <text:p>Cue Text 1</text:p>
          </table:table-cell>
          <table:table-cell table:style-name="ce1" office:value-type="string" calcext:value-type="string">
            <text:p>04.06.2021 15:50:3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,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1.5</text:p>
          </table:table-cell>
          <table:table-cell table:style-name="ce1" office:value-type="string" calcext:value-type="string">
            <text:p>Cue Text 1.5</text:p>
          </table:table-cell>
          <table:table-cell table:style-name="ce1" office:value-type="string" calcext:value-type="string">
            <text:p>04.06.2021 15:51:0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2</text:p>
          </table:table-cell>
          <table:table-cell table:style-name="ce1" office:value-type="string" calcext:value-type="string">
            <text:p>Cue Text 2</text:p>
          </table:table-cell>
          <table:table-cell table:style-name="ce1" office:value-type="string" calcext:value-type="string">
            <text:p>04.06.2021 15:55:3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No</text:p>
          </table:table-cell>
          <table:table-cell table:style-name="ce6" office:value-type="string" calcext:value-type="string">
            <text:p>1,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3</text:p>
          </table:table-cell>
          <table:table-cell table:style-name="ce1" office:value-type="string" calcext:value-type="string">
            <text:p>Cue Text 3</text:p>
          </table:table-cell>
          <table:table-cell table:style-name="ce1" office:value-type="string" calcext:value-type="string">
            <text:p>04.06.2021 22:30:0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,2,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4</text:p>
          </table:table-cell>
          <table:table-cell table:style-name="ce1" office:value-type="string" calcext:value-type="string">
            <text:p>Cue Text 4</text:p>
          </table:table-cell>
          <table:table-cell table:style-name="ce1" office:value-type="string" calcext:value-type="string">
            <text:p>09.06.2021 20:00:0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,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5" table:content-validation-name="val1"/>
          <table:table-cell table:style-name="ce7"/>
          <table:table-cell table:number-columns-repeated="1018"/>
        </table:table-row>
        <table:table-row table:style-name="ro1" table:number-rows-repeated="993">
          <table:table-cell table:number-columns-repeated="2"/>
          <table:table-cell table:style-name="ce2"/>
          <table:table-cell table:style-name="ce4"/>
          <table:table-cell table:style-name="ce5" table:content-validation-name="val1"/>
          <table:table-cell table:style-name="ce7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ings" table:style-name="ta2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RealTimeOffse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ow many ms to offset the realtime in case you want to compensate for output delivery de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meZoneOffset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Timezone offset from GMT in hou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iResoluti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ow many digits of the milliseconds should be displayed. Set to 0 to turn MS of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wHours</text:p>
          </table:table-cell>
          <table:table-cell table:style-name="ce9" table:content-validation-name="val2" office:value-type="string" calcext:value-type="string">
            <text:p>No</text:p>
          </table:table-cell>
          <table:table-cell table:style-name="ce1" office:value-type="string" calcext:value-type="string">
            <text:p>If the countdown timer should show hours instead of &gt; 60 minutes. Yes/No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ndown" style:display-name="PageStyle_Ru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" meta:object-count="0"/>
    <meta:generator>LibreOfficeDev/6.0.5.2$Linux_X86_64 LibreOffice_project/</meta:generator>
  </office:meta>
</office:document-meta>
</file>